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c82d" officeooo:paragraph-rsid="0002c82d"/>
    </style:style>
    <style:style style:name="P2" style:family="paragraph" style:parent-style-name="Standard">
      <style:text-properties officeooo:rsid="0003701a" officeooo:paragraph-rsid="0002c82d"/>
    </style:style>
    <style:style style:name="P3" style:family="paragraph" style:parent-style-name="Standard">
      <style:text-properties officeooo:rsid="0003701a" officeooo:paragraph-rsid="0003701a"/>
    </style:style>
    <style:style style:name="P4" style:family="paragraph" style:parent-style-name="Standard">
      <style:text-properties officeooo:rsid="0003b587" officeooo:paragraph-rsid="0003b587"/>
    </style:style>
    <style:style style:name="P5" style:family="paragraph" style:parent-style-name="Standard">
      <style:text-properties officeooo:rsid="0004a37e" officeooo:paragraph-rsid="0004a37e"/>
    </style:style>
    <style:style style:name="P6" style:family="paragraph" style:parent-style-name="Standard">
      <style:text-properties officeooo:rsid="0004f2f6" officeooo:paragraph-rsid="0004f2f6"/>
    </style:style>
    <style:style style:name="P7" style:family="paragraph" style:parent-style-name="Standard">
      <style:text-properties officeooo:rsid="00059be1" officeooo:paragraph-rsid="00059be1"/>
    </style:style>
    <style:style style:name="P8" style:family="paragraph" style:parent-style-name="Standard">
      <style:text-properties officeooo:rsid="0007c7b8" officeooo:paragraph-rsid="0007c7b8"/>
    </style:style>
    <style:style style:name="P9" style:family="paragraph" style:parent-style-name="Standard">
      <style:text-properties officeooo:rsid="00089d0a" officeooo:paragraph-rsid="00089d0a"/>
    </style:style>
    <style:style style:name="P10" style:family="paragraph" style:parent-style-name="Standard">
      <style:text-properties officeooo:rsid="000a31fc" officeooo:paragraph-rsid="000a31fc"/>
    </style:style>
    <style:style style:name="P11" style:family="paragraph" style:parent-style-name="Standard">
      <style:text-properties officeooo:rsid="000bec41" officeooo:paragraph-rsid="000bec41"/>
    </style:style>
    <style:style style:name="P12" style:family="paragraph" style:parent-style-name="Standard">
      <style:text-properties officeooo:rsid="000d4f71" officeooo:paragraph-rsid="000d4f71"/>
    </style:style>
    <style:style style:name="P13" style:family="paragraph" style:parent-style-name="Standard">
      <style:text-properties officeooo:rsid="000e560d" officeooo:paragraph-rsid="000e560d"/>
    </style:style>
    <style:style style:name="P14" style:family="paragraph" style:parent-style-name="Standard">
      <style:text-properties officeooo:rsid="000ebbde" officeooo:paragraph-rsid="000ebbde"/>
    </style:style>
    <style:style style:name="P15" style:family="paragraph" style:parent-style-name="Standard">
      <style:text-properties officeooo:rsid="0010399b" officeooo:paragraph-rsid="0010399b"/>
    </style:style>
    <style:style style:name="P16" style:family="paragraph" style:parent-style-name="Standard">
      <style:text-properties officeooo:rsid="0011154a" officeooo:paragraph-rsid="0011154a"/>
    </style:style>
    <style:style style:name="P17" style:family="paragraph" style:parent-style-name="Standard">
      <style:text-properties officeooo:rsid="0011e66c" officeooo:paragraph-rsid="0011e66c"/>
    </style:style>
    <style:style style:name="P18" style:family="paragraph" style:parent-style-name="Standard">
      <style:text-properties officeooo:rsid="0012bdf9" officeooo:paragraph-rsid="0012bdf9"/>
    </style:style>
    <style:style style:name="P19" style:family="paragraph" style:parent-style-name="Standard">
      <style:text-properties officeooo:rsid="00149523" officeooo:paragraph-rsid="00149523"/>
    </style:style>
    <style:style style:name="P20" style:family="paragraph" style:parent-style-name="Standard">
      <style:text-properties officeooo:rsid="00169645" officeooo:paragraph-rsid="00169645"/>
    </style:style>
    <style:style style:name="P21" style:family="paragraph" style:parent-style-name="Standard">
      <style:text-properties officeooo:rsid="0016d974" officeooo:paragraph-rsid="0016d974"/>
    </style:style>
    <style:style style:name="P22" style:family="paragraph" style:parent-style-name="Standard">
      <style:text-properties officeooo:rsid="0016f0f7" officeooo:paragraph-rsid="0016f0f7"/>
    </style:style>
    <style:style style:name="P23" style:family="paragraph" style:parent-style-name="Standard">
      <style:text-properties officeooo:rsid="00184850" officeooo:paragraph-rsid="00184850"/>
    </style:style>
    <style:style style:name="P24" style:family="paragraph" style:parent-style-name="Standard">
      <style:text-properties officeooo:rsid="001941d8" officeooo:paragraph-rsid="001941d8"/>
    </style:style>
    <style:style style:name="P25" style:family="paragraph" style:parent-style-name="Standard">
      <style:text-properties officeooo:rsid="0019ded5" officeooo:paragraph-rsid="0019ded5"/>
    </style:style>
    <style:style style:name="P26" style:family="paragraph" style:parent-style-name="Standard">
      <style:text-properties officeooo:rsid="001a9b54" officeooo:paragraph-rsid="001a9b54"/>
    </style:style>
    <style:style style:name="P27" style:family="paragraph" style:parent-style-name="Standard">
      <style:text-properties fo:font-weight="bold" officeooo:rsid="001a9b54" officeooo:paragraph-rsid="001a9b54" style:font-weight-asian="bold" style:font-weight-complex="bold"/>
    </style:style>
    <style:style style:name="P28" style:family="paragraph" style:parent-style-name="Standard">
      <style:text-properties fo:font-weight="bold" officeooo:rsid="0026c5b2" officeooo:paragraph-rsid="0026c5b2" style:font-weight-asian="bold" style:font-weight-complex="bold"/>
    </style:style>
    <style:style style:name="P29" style:family="paragraph" style:parent-style-name="Standard">
      <style:text-properties officeooo:rsid="001c571a" officeooo:paragraph-rsid="001c571a"/>
    </style:style>
    <style:style style:name="P30" style:family="paragraph" style:parent-style-name="Standard">
      <style:text-properties officeooo:rsid="001d3a43" officeooo:paragraph-rsid="001d3a43"/>
    </style:style>
    <style:style style:name="P31" style:family="paragraph" style:parent-style-name="Standard">
      <style:text-properties officeooo:rsid="001deac7" officeooo:paragraph-rsid="001deac7"/>
    </style:style>
    <style:style style:name="P32" style:family="paragraph" style:parent-style-name="Standard">
      <style:text-properties officeooo:rsid="001fe3e5" officeooo:paragraph-rsid="001fe3e5"/>
    </style:style>
    <style:style style:name="P33" style:family="paragraph" style:parent-style-name="Standard">
      <style:text-properties officeooo:rsid="002105c4" officeooo:paragraph-rsid="002105c4"/>
    </style:style>
    <style:style style:name="P34" style:family="paragraph" style:parent-style-name="Standard">
      <style:text-properties fo:font-weight="normal" officeooo:rsid="002105c4" officeooo:paragraph-rsid="002105c4" style:font-weight-asian="normal" style:font-weight-complex="normal"/>
    </style:style>
    <style:style style:name="P35" style:family="paragraph" style:parent-style-name="Standard">
      <style:text-properties fo:font-weight="normal" officeooo:rsid="00224072" officeooo:paragraph-rsid="00224072" style:font-weight-asian="normal" style:font-weight-complex="normal"/>
    </style:style>
    <style:style style:name="P36" style:family="paragraph" style:parent-style-name="Standard">
      <style:text-properties officeooo:rsid="0022a683" officeooo:paragraph-rsid="001c571a"/>
    </style:style>
    <style:style style:name="P37" style:family="paragraph" style:parent-style-name="Standard">
      <style:text-properties officeooo:rsid="0022a683" officeooo:paragraph-rsid="0022a683"/>
    </style:style>
    <style:style style:name="P38" style:family="paragraph" style:parent-style-name="Standard">
      <style:text-properties officeooo:rsid="0022ad3a" officeooo:paragraph-rsid="0022ad3a"/>
    </style:style>
    <style:style style:name="P39" style:family="paragraph" style:parent-style-name="Standard">
      <style:text-properties officeooo:rsid="0023fca3" officeooo:paragraph-rsid="0023fca3"/>
    </style:style>
    <style:style style:name="P40" style:family="paragraph" style:parent-style-name="Standard">
      <style:text-properties officeooo:rsid="0025c2ac" officeooo:paragraph-rsid="0025c2ac"/>
    </style:style>
    <style:style style:name="P41" style:family="paragraph" style:parent-style-name="Standard">
      <style:text-properties officeooo:rsid="0025f5fc" officeooo:paragraph-rsid="0025f5fc"/>
    </style:style>
    <style:style style:name="P42" style:family="paragraph" style:parent-style-name="Standard">
      <style:text-properties officeooo:rsid="0026c5b2" officeooo:paragraph-rsid="0026c5b2"/>
    </style:style>
    <style:style style:name="P43" style:family="paragraph" style:parent-style-name="Standard">
      <style:text-properties officeooo:rsid="00275575" officeooo:paragraph-rsid="00275575"/>
    </style:style>
    <style:style style:name="P44" style:family="paragraph" style:parent-style-name="Standard">
      <style:text-properties officeooo:rsid="00294066" officeooo:paragraph-rsid="00294066"/>
    </style:style>
    <style:style style:name="P45" style:family="paragraph" style:parent-style-name="Standard">
      <style:text-properties officeooo:rsid="002a4a6f" officeooo:paragraph-rsid="002a4a6f"/>
    </style:style>
    <style:style style:name="P46" style:family="paragraph" style:parent-style-name="Standard">
      <style:text-properties officeooo:rsid="002ae999" officeooo:paragraph-rsid="002ae999"/>
    </style:style>
    <style:style style:name="P47" style:family="paragraph" style:parent-style-name="Standard">
      <style:text-properties officeooo:rsid="002ccaae" officeooo:paragraph-rsid="002ccaae"/>
    </style:style>
    <style:style style:name="P48" style:family="paragraph" style:parent-style-name="Standard">
      <style:text-properties officeooo:rsid="002e50ab" officeooo:paragraph-rsid="002e50ab"/>
    </style:style>
    <style:style style:name="P49" style:family="paragraph" style:parent-style-name="Standard">
      <style:text-properties officeooo:rsid="003043a2" officeooo:paragraph-rsid="003043a2"/>
    </style:style>
    <style:style style:name="P50" style:family="paragraph" style:parent-style-name="Standard">
      <style:text-properties officeooo:rsid="003092ce" officeooo:paragraph-rsid="003092ce"/>
    </style:style>
    <style:style style:name="P51" style:family="paragraph" style:parent-style-name="Standard">
      <style:text-properties officeooo:rsid="0031c512" officeooo:paragraph-rsid="0031c512"/>
    </style:style>
    <style:style style:name="P52" style:family="paragraph" style:parent-style-name="Standard">
      <style:text-properties officeooo:rsid="0032b876" officeooo:paragraph-rsid="0032b876"/>
    </style:style>
    <style:style style:name="P53" style:family="paragraph" style:parent-style-name="Standard">
      <style:text-properties officeooo:rsid="00347027" officeooo:paragraph-rsid="00347027"/>
    </style:style>
    <style:style style:name="P54" style:family="paragraph" style:parent-style-name="Standard">
      <style:text-properties officeooo:rsid="00366254" officeooo:paragraph-rsid="00366254"/>
    </style:style>
    <style:style style:name="P55" style:family="paragraph" style:parent-style-name="Standard">
      <style:text-properties officeooo:rsid="0038097c" officeooo:paragraph-rsid="0038097c"/>
    </style:style>
    <style:style style:name="P56" style:family="paragraph" style:parent-style-name="Standard">
      <style:text-properties officeooo:rsid="00384808" officeooo:paragraph-rsid="00384808"/>
    </style:style>
    <style:style style:name="P57" style:family="paragraph" style:parent-style-name="Standard">
      <style:text-properties officeooo:rsid="003a2dc0" officeooo:paragraph-rsid="003a2dc0"/>
    </style:style>
    <style:style style:name="P58" style:family="paragraph" style:parent-style-name="Standard">
      <style:text-properties officeooo:rsid="003a808c" officeooo:paragraph-rsid="003a808c"/>
    </style:style>
    <style:style style:name="P59" style:family="paragraph" style:parent-style-name="Standard">
      <style:text-properties officeooo:rsid="003c0ce0" officeooo:paragraph-rsid="003c0ce0"/>
    </style:style>
    <style:style style:name="P60" style:family="paragraph" style:parent-style-name="Standard">
      <style:text-properties officeooo:rsid="003ccade" officeooo:paragraph-rsid="003ccade"/>
    </style:style>
    <style:style style:name="P61" style:family="paragraph" style:parent-style-name="Standard">
      <style:text-properties officeooo:rsid="003d8ecf" officeooo:paragraph-rsid="003d8ecf"/>
    </style:style>
    <style:style style:name="P62" style:family="paragraph" style:parent-style-name="Standard">
      <style:text-properties officeooo:rsid="003e1e3d" officeooo:paragraph-rsid="003e1e3d"/>
    </style:style>
    <style:style style:name="P63" style:family="paragraph" style:parent-style-name="Standard">
      <style:text-properties officeooo:rsid="003f08db" officeooo:paragraph-rsid="003f08db"/>
    </style:style>
    <style:style style:name="P64" style:family="paragraph" style:parent-style-name="Standard">
      <style:text-properties officeooo:rsid="00419000" officeooo:paragraph-rsid="00419000"/>
    </style:style>
    <style:style style:name="P65" style:family="paragraph" style:parent-style-name="Standard">
      <style:text-properties officeooo:rsid="00438fe4" officeooo:paragraph-rsid="00438fe4"/>
    </style:style>
    <style:style style:name="P66" style:family="paragraph" style:parent-style-name="Standard">
      <style:text-properties officeooo:rsid="0044b65b" officeooo:paragraph-rsid="0044b65b"/>
    </style:style>
    <style:style style:name="P67" style:family="paragraph" style:parent-style-name="Standard">
      <style:text-properties officeooo:rsid="004519ee" officeooo:paragraph-rsid="004519ee"/>
    </style:style>
    <style:style style:name="P68" style:family="paragraph" style:parent-style-name="Standard">
      <style:text-properties officeooo:rsid="00463847" officeooo:paragraph-rsid="00463847"/>
    </style:style>
    <style:style style:name="P69" style:family="paragraph" style:parent-style-name="Standard">
      <style:text-properties officeooo:rsid="004704fa" officeooo:paragraph-rsid="004704fa"/>
    </style:style>
    <style:style style:name="P70" style:family="paragraph" style:parent-style-name="Standard">
      <style:text-properties officeooo:rsid="004758fb" officeooo:paragraph-rsid="004758fb"/>
    </style:style>
    <style:style style:name="P71" style:family="paragraph" style:parent-style-name="Standard">
      <style:text-properties officeooo:rsid="004758fb" officeooo:paragraph-rsid="00463847"/>
    </style:style>
    <style:style style:name="P72" style:family="paragraph" style:parent-style-name="Standard">
      <style:text-properties officeooo:rsid="0047f3a4" officeooo:paragraph-rsid="0047f3a4"/>
    </style:style>
    <style:style style:name="P73" style:family="paragraph" style:parent-style-name="Standard">
      <style:text-properties officeooo:rsid="0048fe4b" officeooo:paragraph-rsid="0048fe4b"/>
    </style:style>
    <style:style style:name="P74" style:family="paragraph" style:parent-style-name="Standard">
      <style:text-properties officeooo:rsid="004a5eca" officeooo:paragraph-rsid="004a5eca"/>
    </style:style>
    <style:style style:name="P75" style:family="paragraph" style:parent-style-name="Standard">
      <style:text-properties officeooo:rsid="004b1b46" officeooo:paragraph-rsid="004b1b46"/>
    </style:style>
    <style:style style:name="P76" style:family="paragraph" style:parent-style-name="Standard">
      <style:text-properties officeooo:rsid="004bf3e4" officeooo:paragraph-rsid="004bf3e4"/>
    </style:style>
    <style:style style:name="P77" style:family="paragraph" style:parent-style-name="Standard">
      <style:text-properties officeooo:rsid="004ec2f3" officeooo:paragraph-rsid="004ec2f3"/>
    </style:style>
    <style:style style:name="P78" style:family="paragraph" style:parent-style-name="Standard">
      <style:text-properties officeooo:rsid="00502841" officeooo:paragraph-rsid="00502841"/>
    </style:style>
    <style:style style:name="P79" style:family="paragraph" style:parent-style-name="Standard">
      <style:text-properties officeooo:rsid="00512188" officeooo:paragraph-rsid="00512188"/>
    </style:style>
    <style:style style:name="P80" style:family="paragraph" style:parent-style-name="Standard">
      <style:text-properties officeooo:rsid="0053175c" officeooo:paragraph-rsid="0053175c"/>
    </style:style>
    <style:style style:name="P81" style:family="paragraph" style:parent-style-name="Standard">
      <style:text-properties officeooo:rsid="0055cae3" officeooo:paragraph-rsid="0055cae3"/>
    </style:style>
    <style:style style:name="P82" style:family="paragraph" style:parent-style-name="Standard">
      <style:text-properties officeooo:rsid="0055f78d" officeooo:paragraph-rsid="0055f78d"/>
    </style:style>
    <style:style style:name="P83" style:family="paragraph" style:parent-style-name="Standard">
      <style:text-properties officeooo:rsid="0057e2bb" officeooo:paragraph-rsid="0057e2bb"/>
    </style:style>
    <style:style style:name="P84" style:family="paragraph" style:parent-style-name="Standard">
      <style:text-properties officeooo:rsid="0059b092" officeooo:paragraph-rsid="0059b092"/>
    </style:style>
    <style:style style:name="P85" style:family="paragraph" style:parent-style-name="Standard">
      <style:text-properties officeooo:rsid="005b7f33" officeooo:paragraph-rsid="005b7f33"/>
    </style:style>
    <style:style style:name="P86" style:family="paragraph" style:parent-style-name="Standard">
      <style:text-properties officeooo:rsid="005bbebc" officeooo:paragraph-rsid="005bbebc"/>
    </style:style>
    <style:style style:name="P87" style:family="paragraph" style:parent-style-name="Standard">
      <style:text-properties officeooo:rsid="005c7892" officeooo:paragraph-rsid="005c7892"/>
    </style:style>
    <style:style style:name="P88" style:family="paragraph" style:parent-style-name="Standard">
      <style:text-properties officeooo:rsid="005f7a20" officeooo:paragraph-rsid="005f7a20"/>
    </style:style>
    <style:style style:name="P89" style:family="paragraph" style:parent-style-name="Standard">
      <style:text-properties officeooo:rsid="006055a6" officeooo:paragraph-rsid="006055a6"/>
    </style:style>
    <style:style style:name="P90" style:family="paragraph" style:parent-style-name="Standard">
      <style:text-properties officeooo:rsid="0061dc12" officeooo:paragraph-rsid="0061dc12"/>
    </style:style>
    <style:style style:name="P91" style:family="paragraph" style:parent-style-name="Standard">
      <style:text-properties officeooo:rsid="0062d76d" officeooo:paragraph-rsid="0062d76d"/>
    </style:style>
    <style:style style:name="P92" style:family="paragraph" style:parent-style-name="Standard">
      <style:text-properties officeooo:rsid="0064769f" officeooo:paragraph-rsid="0064769f"/>
    </style:style>
    <style:style style:name="P93" style:family="paragraph" style:parent-style-name="Standard">
      <style:text-properties officeooo:rsid="0064c284" officeooo:paragraph-rsid="0064c284"/>
    </style:style>
    <style:style style:name="P94" style:family="paragraph" style:parent-style-name="Standard">
      <style:text-properties officeooo:rsid="0064f546" officeooo:paragraph-rsid="0064f546"/>
    </style:style>
    <style:style style:name="P95" style:family="paragraph" style:parent-style-name="Standard">
      <style:text-properties officeooo:rsid="0065ffaa" officeooo:paragraph-rsid="0065ffaa"/>
    </style:style>
    <style:style style:name="P96" style:family="paragraph" style:parent-style-name="Standard">
      <style:text-properties officeooo:rsid="00667e1e" officeooo:paragraph-rsid="00667e1e"/>
    </style:style>
    <style:style style:name="P97" style:family="paragraph" style:parent-style-name="Standard">
      <style:text-properties officeooo:rsid="0067ce3c" officeooo:paragraph-rsid="0067ce3c"/>
    </style:style>
    <style:style style:name="P98" style:family="paragraph" style:parent-style-name="Standard">
      <style:text-properties officeooo:rsid="00691112" officeooo:paragraph-rsid="00691112"/>
    </style:style>
    <style:style style:name="P99" style:family="paragraph" style:parent-style-name="Standard">
      <style:text-properties officeooo:rsid="006a9d4b" officeooo:paragraph-rsid="006a9d4b"/>
    </style:style>
    <style:style style:name="P100" style:family="paragraph" style:parent-style-name="Standard">
      <style:text-properties officeooo:rsid="006d47fe" officeooo:paragraph-rsid="006d47fe"/>
    </style:style>
    <style:style style:name="P101" style:family="paragraph" style:parent-style-name="Standard">
      <style:text-properties officeooo:rsid="006ef600" officeooo:paragraph-rsid="006ef600"/>
    </style:style>
    <style:style style:name="P102" style:family="paragraph" style:parent-style-name="Standard">
      <style:text-properties officeooo:rsid="00703a23" officeooo:paragraph-rsid="00703a23"/>
    </style:style>
    <style:style style:name="P103" style:family="paragraph" style:parent-style-name="Standard">
      <style:text-properties officeooo:rsid="007106ab" officeooo:paragraph-rsid="007106ab"/>
    </style:style>
    <style:style style:name="P104" style:family="paragraph" style:parent-style-name="Text_20_body">
      <style:text-properties officeooo:rsid="004519ee" officeooo:paragraph-rsid="004519ee"/>
    </style:style>
    <style:style style:name="P105" style:family="paragraph" style:parent-style-name="Text_20_body">
      <style:paragraph-properties fo:margin-left="0cm" fo:margin-right="0cm" fo:margin-top="0cm" fo:margin-bottom="0cm" style:contextual-spacing="false" fo:text-indent="0cm" style:auto-text-indent="false"/>
    </style:style>
    <style:style style:name="P106" style:family="paragraph" style:parent-style-name="Preformatted_20_Text">
      <style:text-properties officeooo:rsid="001fe3e5" officeooo:paragraph-rsid="001fe3e5"/>
    </style:style>
    <style:style style:name="T1" style:family="text">
      <style:text-properties fo:font-weight="bold" style:font-weight-asian="bold" style:font-weight-complex="bold"/>
    </style:style>
    <style:style style:name="T2" style:family="text">
      <style:text-properties officeooo:rsid="000aa478"/>
    </style:style>
    <style:style style:name="T3" style:family="text">
      <style:text-properties officeooo:rsid="00149523"/>
    </style:style>
    <style:style style:name="T4" style:family="text">
      <style:text-properties officeooo:rsid="001d3a43"/>
    </style:style>
    <style:style style:name="T5" style:family="text">
      <style:text-properties officeooo:rsid="003a2dc0"/>
    </style:style>
    <style:style style:name="T6" style:family="text">
      <style:text-properties officeooo:rsid="003a76a9"/>
    </style:style>
    <style:style style:name="T7" style:family="text">
      <style:text-properties officeooo:rsid="003a808c"/>
    </style:style>
    <style:style style:name="T8" style:family="text">
      <style:text-properties officeooo:rsid="0040d7e1"/>
    </style:style>
    <style:style style:name="T9" style:family="text">
      <style:text-properties officeooo:rsid="004519ee"/>
    </style:style>
    <style:style style:name="T10" style:family="text">
      <style:text-properties officeooo:rsid="00502841"/>
    </style:style>
    <style:style style:name="T11" style:family="text">
      <style:text-properties officeooo:rsid="0059b092"/>
    </style:style>
    <style:style style:name="T12" style:family="text">
      <style:text-properties officeooo:rsid="005dc663"/>
    </style:style>
    <style:style style:name="T13" style:family="text">
      <style:text-properties officeooo:rsid="006ba81d"/>
    </style:style>
    <style:style style:name="T14" style:family="text">
      <style:text-properties officeooo:rsid="00703a23"/>
    </style:style>
    <style:style style:name="Sect1" style:family="section">
      <style:section-properties fo:margin-left="0cm" fo:margin-right="0cm"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fill="none" draw:fill-color="#ffffff" fo:min-height="1.96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thon </text:p>
      <text:p text:style-name="P1">16 March 2015</text:p>
      <text:p text:style-name="P1"/>
      <text:p text:style-name="P2"><text:span text:style-name="T1">How to think like a computer scientist learning with python</text:span>= book on internet</text:p>
      <text:p text:style-name="P2"/>
      <text:p text:style-name="P3"><text:span text:style-name="T1">stackoverflow.com</text:span> website is nb to get answers</text:p>
      <text:p text:style-name="P3"/>
      <text:p text:style-name="P3">be methodical about the way you think </text:p>
      <text:p text:style-name="P3"/>
      <text:p text:style-name="P4">can put any reference on the laptop because internet is not allowed when writing exam</text:p>
      <text:p text:style-name="P4"/>
      <text:p text:style-name="P4">etherpad.mozilla.org</text:p>
      <text:p text:style-name="P4"/>
      <text:p text:style-name="P5">go and check out the tech talk on how to make toast</text:p>
      <text:p text:style-name="P5"/>
      <text:p text:style-name="P5">always think about toast when programming</text:p>
      <text:p text:style-name="P5"/>
      <text:p text:style-name="P6">people.cs.uct.ac.za/~gsalazar/Lectures/Python for lecture notes</text:p>
      <text:p text:style-name="P6"/>
      <text:p text:style-name="P7">make a list or have a plan before you start with the programming</text:p>
      <text:p text:style-name="P7"/>
      <text:p text:style-name="P8">all list of specific instructions are seen as algorithms</text:p>
      <text:p text:style-name="P8"/>
      <text:p text:style-name="P9">be very specific about the inputs as well as the outputs</text:p>
      <text:p text:style-name="P9"/>
      <text:p text:style-name="P9">all programmers do things differently</text:p>
      <text:p text:style-name="P9"/>
      <text:p text:style-name="P10">imperative languages are based on a declaration, expression and statement</text:p>
      <text:p text:style-name="P10">declaration: telling the program what I am going to use for example which variables</text:p>
      <text:p text:style-name="P10">expression: it has a specific meaning for example a value</text:p>
      <text:p text:style-name="P10">statement: actions that the program must execute but the program doesnt have a value. It says safe that value in exp x.</text:p>
      <text:p text:style-name="P10"/>
      <text:p text:style-name="P10">matlab only very good for doing things on a matrix format</text:p>
      <text:p text:style-name="P10"/>
      <text:p text:style-name="P10">integer means to give a specific amount of space to a specific variables</text:p>
      <text:p text:style-name="P10"/>
      <text:p text:style-name="P10">raw_input just asking to give what is the users number for exp 7 and then the number saved into the variable jane</text:p>
      <text:p text:style-name="P10"/>
      <text:p text:style-name="P10">what is between parenthesis is an expression</text:p>
      <text:p text:style-name="P10">; to say that an output should not be given yet</text:p>
      <text:p text:style-name="P10">deterministic program is written in such a way that we will get a specific output</text:p>
      <text:p text:style-name="P10">best way to read a program is to <text:span text:style-name="T2">go step by step in order to work out what is happening</text:span></text:p>
      <text:p text:style-name="P10"/>
      <text:p text:style-name="P11">object oriented is a choice in python but <text:s/>it has to be that way in for example jabba</text:p>
      <text:p text:style-name="P11"/>
      <text:p text:style-name="P11">in python you dont have to say you are going to work with an integer. When it seen one it creates a space for that integer. </text:p>
      <text:p text:style-name="P11">Python 2 and 3 are almost the same and the things in 2 still get new things as in 3. </text:p>
      <text:p text:style-name="P11"><text:soft-page-break/>print use brackets</text:p>
      <text:p text:style-name="P11"/>
      <text:p text:style-name="P12">Git basis helps to keep to the most recent and most updated things. </text:p>
      <text:p text:style-name="P12">Git hub is a place where you can store your work and people can also view it</text:p>
      <text:p text:style-name="P12">put all assignments etc on git hub</text:p>
      <text:p text:style-name="P12">git bucket to have a private repository</text:p>
      <text:p text:style-name="P13">git gives a backup of what you did but also it gives you all the steps that are in between.</text:p>
      <text:p text:style-name="P14">Git works on comments and then accepting a new thing</text:p>
      <text:p text:style-name="P14">must give git a command so that it knows that it has to add things to the repository</text:p>
      <text:p text:style-name="P14">have to commit new changes to git</text:p>
      <text:p text:style-name="P14">it will always show the latest data but it still has all the previous things as well</text:p>
      <text:p text:style-name="P14">can go back on anyone and start working on the old things again to start working on them and add things</text:p>
      <text:p text:style-name="P14">can have copies of repositories in different places of all the files. You CLONE it</text:p>
      <text:p text:style-name="P14">the way it works=you can now actually make more changes on the other new repositories</text:p>
      <text:p text:style-name="P14">you can add the changes you made to one repository to the other origin one</text:p>
      <text:p text:style-name="P15">change change mistakes more easily by going back to the version where that mistake wasn't made</text:p>
      <text:p text:style-name="P15">git is a type of version control</text:p>
      <text:p text:style-name="P15"/>
      <text:p text:style-name="P15"/>
      <text:p text:style-name="P16">Git Basis:</text:p>
      <text:p text:style-name="P17">a branch used can be a way to experiment with your code</text:p>
      <text:p text:style-name="P17">can explore this by using version control</text:p>
      <text:p text:style-name="P17">mkdir repo</text:p>
      <text:p text:style-name="P17">git ini<text:span text:style-name="T11">t</text:span></text:p>
      <text:p text:style-name="P17"/>
      <text:p text:style-name="P17">have to tell git which files you want it to keep track of</text:p>
      <text:p text:style-name="P17"/>
      <text:p text:style-name="P17">vim hello.py</text:p>
      <text:p text:style-name="P17">python hello.py</text:p>
      <text:p text:style-name="P17">these files can be any type of file</text:p>
      <text:p text:style-name="P17"/>
      <text:p text:style-name="P17">git status</text:p>
      <text:p text:style-name="P17">git add hello.py</text:p>
      <text:p text:style-name="P17">git status to see there is a new file that was added</text:p>
      <text:p text:style-name="P17"/>
      <text:p text:style-name="P17">stages of a file is called a commit</text:p>
      <text:p text:style-name="P17">git commit -am ”Initial Commit”</text:p>
      <text:p text:style-name="P17">this means to include anything I have added before and message about this commit</text:p>
      <text:p text:style-name="P17">git status</text:p>
      <text:p text:style-name="P18">use Ids to search or go back to a certain commit</text:p>
      <text:p text:style-name="P18"/>
      <text:p text:style-name="P18">can use any editor like vim or gedit</text:p>
      <text:p text:style-name="P18">python hello.py</text:p>
      <text:p text:style-name="P18">git commit -am “changes in the hello”</text:p>
      <text:p text:style-name="P18">then will get new id for commit</text:p>
      <text:p text:style-name="P18"/>
      <text:p text:style-name="P18">touch otherfile.py</text:p>
      <text:p text:style-name="P18">git status</text:p>
      <text:p text:style-name="P18">git add otherfile.py</text:p>
      <text:p text:style-name="P18"><text:soft-page-break/>git status</text:p>
      <text:p text:style-name="P18">git commit -am “adding other file'</text:p>
      <text:p text:style-name="P18"/>
      <text:p text:style-name="P18">commit everything as soon as you're done with a section</text:p>
      <text:p text:style-name="P18"/>
      <text:p text:style-name="P18">git log</text:p>
      <text:p text:style-name="P18">to what what has happened in repositories</text:p>
      <text:p text:style-name="P18"/>
      <text:p text:style-name="P18">github offers git repositories which are more google code because github is more successful</text:p>
      <text:p text:style-name="P18"/>
      <text:p text:style-name="P18">go to <text:a xlink:type="simple" xlink:href="https://github/">https://github</text:a></text:p>
      <text:p text:style-name="P18"/>
      <text:p text:style-name="P18">step 1: create repositories</text:p>
      <text:p text:style-name="P18">give name to it</text:p>
      <text:p text:style-name="P18">choose private or else you have to pay</text:p>
      <text:p text:style-name="P18">say to no to include readme and lisence</text:p>
      <text:p text:style-name="P18"/>
      <text:p text:style-name="P18">then tell local git with one in github</text:p>
      <text:p text:style-name="P18">git remote add origin “url or repos”</text:p>
      <text:p text:style-name="P18">git remote -v</text:p>
      <text:p text:style-name="P18">this means to this local thing I am adding a remote origin at that url</text:p>
      <text:p text:style-name="P18">then can check the remote servers you have configured to</text:p>
      <text:p text:style-name="P18">fetch and push to send en recover data</text:p>
      <text:p text:style-name="P18">now need to send things to server (push)</text:p>
      <text:p text:style-name="P18">git push -u origin master</text:p>
      <text:p text:style-name="P18">origin = can be any name but most people use it as remote compository</text:p>
      <text:p text:style-name="P18">master is branch that we want to send</text:p>
      <text:p text:style-name="P18">data send into origin</text:p>
      <text:p text:style-name="P18">-<text:span text:style-name="T3">u is to ask for my user</text:span></text:p>
      <text:p text:style-name="P19">but if you have configured it to computer then you dont have to use -u</text:p>
      <text:p text:style-name="P19"/>
      <text:p text:style-name="P19">now can share info to the public</text:p>
      <text:p text:style-name="P19">clone and fork is to copy the data</text:p>
      <text:p text:style-name="P19">fork me= you can copy everything into your github</text:p>
      <text:p text:style-name="P19">fork is only for github</text:p>
      <text:p text:style-name="P19">clone is to create a local copy of the repositories</text:p>
      <text:p text:style-name="P19">git clone url</text:p>
      <text:p text:style-name="P19">url you get from the git page</text:p>
      <text:p text:style-name="P19">cd pythonTest/</text:p>
      <text:p text:style-name="P19">ls</text:p>
      <text:p text:style-name="P19">git log</text:p>
      <text:p text:style-name="P19"/>
      <text:p text:style-name="P19">fork is to create a copy of a github repos to your github account</text:p>
      <text:p text:style-name="P19">clone that only happens in github</text:p>
      <text:p text:style-name="P19">click on the fork button to fork something</text:p>
      <text:p text:style-name="P19">can then clone it to local repositories</text:p>
      <text:p text:style-name="P19">can update clone by using pull command:</text:p>
      <text:p text:style-name="P19">git pull</text:p>
      <text:p text:style-name="P19"/>
      <text:p text:style-name="P19">can contribute to various projects with github</text:p>
      <text:p text:style-name="P19"><text:soft-page-break/>click on pull request</text:p>
      <text:p text:style-name="P19">choose from which to which repositories</text:p>
      <text:p text:style-name="P19">include a readme</text:p>
      <text:p text:style-name="P19">send pull request</text:p>
      <text:p text:style-name="P19"/>
      <text:p text:style-name="P20">git checkout commit_code_on_log</text:p>
      <text:p text:style-name="P20"/>
      <text:p text:style-name="P21">starting with python</text:p>
      <text:p text:style-name="P21">to get into python interpreter = type command python3</text:p>
      <text:p text:style-name="P21">to test something quick use the interactive shell</text:p>
      <text:p text:style-name="P21">pycharm community version can be downloaded to be able to code on it</text:p>
      <text:p text:style-name="P21">or can use just the plain editor</text:p>
      <text:p text:style-name="P22">remember python is case sensitive</text:p>
      <text:p text:style-name="P22"/>
      <text:p text:style-name="P23">comments can be put in as # at the beginning of the line</text:p>
      <text:p text:style-name="P23">, separated the different things you would want to print</text:p>
      <text:p text:style-name="P23">spaces are important</text:p>
      <text:p text:style-name="P23">use a lot of comments to make things more sensible</text:p>
      <text:p text:style-name="P23"/>
      <text:p text:style-name="P23"/>
      <text:p text:style-name="P23"/>
      <text:p text:style-name="P24">17 March 2015</text:p>
      <text:p text:style-name="P24"/>
      <text:p text:style-name="P24">003: Basic Input/Output</text:p>
      <text:p text:style-name="P24">the machine is stupid so have to give the instructions very well</text:p>
      <text:p text:style-name="P24">telling a story of what your program is</text:p>
      <text:p text:style-name="P24"/>
      <text:p text:style-name="P25">get all slides at <text:a xlink:type="simple" xlink:href="http://people.cs.uct.ac.za/~gsalazar/Lectures/Python/">http://people.cs.uct.ac.za/~gsalazar/Lectures/Python/</text:a> </text:p>
      <text:p text:style-name="P25"/>
      <text:p text:style-name="P25">print is a statement because it doesnt give you a value back</text:p>
      <text:p text:style-name="P25">what we do is combine statements and expressions exp <text:span text:style-name="T1">print (173+92)</text:span> where it first evaluates the expression and then the statement prints it</text:p>
      <text:p text:style-name="P25">can put in decimals by putting <text:span text:style-name="T1">.00</text:span> (it goes with the flo number)</text:p>
      <text:p text:style-name="P25">know difference between a float number and an integer number</text:p>
      <text:p text:style-name="P26"><text:span text:style-name="T1">print (Hello)</text:span> → it interprets it as a variable so need to put it in “” because it is actually a string. In this case the hello has to integer assigned to it seeing that python is interpreting it as a variable.</text:p>
      <text:p text:style-name="P26">Know what a traceback is</text:p>
      <text:p text:style-name="P26"/>
      <text:p text:style-name="P26">print can also print several expressions at one time but needs commas and inverted commas. Integers dont need inverted commas.</text:p>
      <text:p text:style-name="P26">Comma is used to make the spaces in the sentence but can also do it without commas</text:p>
      <text:p text:style-name="P27">&gt;&gt;&gt; print ("Jane has " "7 " "apples",end="*")</text:p>
      <text:p text:style-name="P26"><text:span text:style-name="T1">Jane has 7 apples*&gt;&gt;&gt; </text:span> (to be able to put something at the end of a line you can use end)</text:p>
      <text:p text:style-name="P26"/>
      <text:p text:style-name="P27">print (“hello”,end=” “)</text:p>
      <text:p text:style-name="P27">print(“world”)</text:p>
      <text:p text:style-name="P26"><text:span text:style-name="T1">hello world </text:span>→ the end gave a space between the two expressions</text:p>
      <text:p text:style-name="P26"/>
      <text:p text:style-name="P29"><text:span text:style-name="T1">print ()</text:span> will just give a new line for the next expression</text:p>
      <text:p text:style-name="P29"/>
      <text:p text:style-name="P29"><text:soft-page-break/>can put more text within an expression by using ' ' or brackets and not “ “. “ “ will say that your expression is done. <text:span text:style-name="T4">But can also do it the other way around with the ' and “.</text:span></text:p>
      <text:p text:style-name="P30">Look at error messages because it tells you what is happening </text:p>
      <text:p text:style-name="P30">three “ to print various lines of code</text:p>
      <text:p text:style-name="P30"/>
      <text:p text:style-name="P30">can use \n to make line spacing and put text in different lines</text:p>
      <text:p text:style-name="P30">backslash \ before a ' will not interpret ' as a closing of the expression.</text:p>
      <text:p text:style-name="P30">These are called escape characters</text:p>
      <text:p text:style-name="P31">Exercise answers:</text:p>
      <text:p text:style-name="P31">&gt;&gt;&gt; print ("Herna")</text:p>
      <text:p text:style-name="P31">Herna</text:p>
      <text:p text:style-name="P31">&gt;&gt;&gt; print ("de Wit")</text:p>
      <text:p text:style-name="P31">de Wit</text:p>
      <text:p text:style-name="P31">&gt;&gt;&gt; firstname = "Herna"</text:p>
      <text:p text:style-name="P31">&gt;&gt;&gt; surname = "de Wit"</text:p>
      <text:p text:style-name="P31"/>
      <text:p text:style-name="P32">&gt;&gt;&gt; print ("""Demur,-you're straightway dangerous,</text:p>
      <text:p text:style-name="P32">... in this, as all, prevails,</text:p>
      <text:p text:style-name="P32">... assent, and you are sane.""")</text:p>
      <text:p text:style-name="P32"/>
      <text:p text:style-name="P32">&gt;&gt;&gt; x = 2</text:p>
      <text:p text:style-name="P32">&gt;&gt;&gt; x</text:p>
      <text:p text:style-name="P32">2</text:p>
      <text:p text:style-name="P32"/>
      <text:p text:style-name="P32">&gt;&gt;&gt; name = "My name is James"</text:p>
      <text:p text:style-name="P32">&gt;&gt;&gt; age = "I am 30 years old"</text:p>
      <text:p text:style-name="P32">&gt;&gt;&gt; height = "1.78 meters tall"</text:p>
      <text:p text:style-name="P32">can do this one as a tuple</text:p>
      <text:p text:style-name="P106"><text:span text:style-name="Source_20_Text">print("Total score for %s is %s <text:s/>" % (name, score))</text:span></text:p>
      <text:p text:style-name="P32"/>
      <text:p text:style-name="P32"/>
      <text:p text:style-name="P33">If it gives a problem and keeps giving errors and saying tuple is wrong then go our of python by using <text:span text:style-name="T1">end ()</text:span> and then go back into <text:span text:style-name="T1">python3</text:span></text:p>
      <text:p text:style-name="P34"/>
      <text:p text:style-name="P34"/>
      <text:p text:style-name="P35">&gt;&gt;&gt; print ("the cat\'s mat")</text:p>
      <text:p text:style-name="P35">the cat's mat</text:p>
      <text:p text:style-name="P35">&gt;&gt;&gt; print ('the cat\'s mat')</text:p>
      <text:p text:style-name="P35">the cat's mat</text:p>
      <text:p text:style-name="P35">&gt;&gt;&gt; print ("the cat's mat")</text:p>
      <text:p text:style-name="P35">the cat's mat</text:p>
      <text:p text:style-name="P36"/>
      <text:p text:style-name="P37">VARIABLES</text:p>
      <text:p text:style-name="P37">5 types are important</text:p>
      <text:p text:style-name="P37">can use combinations of these 5 types but can also use one type many times in one command</text:p>
      <text:p text:style-name="P37">remember integers gives a specific size of space to that variables</text:p>
      <text:p text:style-name="P37"/>
      <text:p text:style-name="P37">the variables will be assigned till you close it and change it</text:p>
      <text:p text:style-name="P37"/>
      <text:p text:style-name="P38">Cannot do git commands in a python editor but only in the terminal</text:p>
      <text:p text:style-name="P38"><text:soft-page-break/>can even modify values on the same lines</text:p>
      <text:p text:style-name="P38"/>
      <text:p text:style-name="P38">&gt;&gt;&gt; x = x+1</text:p>
      <text:p text:style-name="P38">Traceback (most recent call last):</text:p>
      <text:p text:style-name="P38"><text:s text:c="2"/>File "&lt;stdin&gt;", line 1, in &lt;module&gt;</text:p>
      <text:p text:style-name="P38">NameError: name 'x' is not defined</text:p>
      <text:p text:style-name="P38">&gt;&gt;&gt; x = 3+6</text:p>
      <text:p text:style-name="P38">&gt;&gt;&gt; x</text:p>
      <text:p text:style-name="P38">9</text:p>
      <text:p text:style-name="P38">&gt;&gt;&gt; x = 7</text:p>
      <text:p text:style-name="P38">&gt;&gt;&gt; x = x+1</text:p>
      <text:p text:style-name="P38">&gt;&gt;&gt; x</text:p>
      <text:p text:style-name="P38">8</text:p>
      <text:p text:style-name="P38"/>
      <text:p text:style-name="P38">must always know where you are in a current time when you are programming</text:p>
      <text:p text:style-name="P39">using dividing operator / then exp 5/2 will give 2.5 because it gets promoted to float but to get only an integer value then use //</text:p>
      <text:p text:style-name="P39">5%2 will give a module and the remainder of the division</text:p>
      <text:p text:style-name="P39">understand module operator because it is used a lot in programming</text:p>
      <text:p text:style-name="P39">only a python thing to use ** for exponentiation</text:p>
      <text:p text:style-name="P39">PEMDAS = parentheses, exponential, multiplication, division, addition, subtraction. This is in order of decreasing priority so if you want something to be done first, then put it in brackets.</text:p>
      <text:p text:style-name="P39"><text:s/></text:p>
      <text:p text:style-name="P40">concatenation by using + between two things in “”</text:p>
      <text:p text:style-name="P40">can do repetitions of things and then also can do a subscription/indexing where you can give the character of a specific position</text:p>
      <text:p text:style-name="P41"># called char in python</text:p>
      <text:p text:style-name="P41"/>
      <text:p text:style-name="P41">can use the print (x[]) command to get specific columns etc out of a lot of data</text:p>
      <text:p text:style-name="P41">have to count spaces with these things because it counts as a characters</text:p>
      <text:p text:style-name="P41"/>
      <text:p text:style-name="P28">&gt;&gt;&gt; s = "ABBA was a Swedish band popular during the 80's"</text:p>
      <text:p text:style-name="P28">&gt;&gt;&gt; "BAAB"+s[4:11]+"Danish"+s[18:24]+"un"+s[24:-4]+"90's"</text:p>
      <text:p text:style-name="P28">"BAAB was a Danish band unpopular during the 90's"</text:p>
      <text:p text:style-name="P42">read the above line as a piece of puzzle where ABBA was replaced with BAAB then followed by the parts of s in [] then Swedish was replaced by Danish and so on.</text:p>
      <text:p text:style-name="P42"/>
      <text:p text:style-name="P43">With inputs(): know the difference between 500 as a value and 500 as a string</text:p>
      <text:p text:style-name="P44">message in input are optional with or without brackets = designed this way</text:p>
      <text:p text:style-name="P44">go to python documentation if there are something you want help with, but references are very important because it helps with anything</text:p>
      <text:p text:style-name="P44">square brackets in input([]) then it is not mandatory whereas input() that which is in brackets are mandatory and needs to be shown</text:p>
      <text:p text:style-name="P44">keep references close. Maybe print it out for exam.</text:p>
      <text:p text:style-name="P44"/>
      <text:p text:style-name="P44">If you want to convert between string and integer then use function int(x)</text:p>
      <text:p text:style-name="P44">program is sequence of steps = NB always remember when programming</text:p>
      <text:p text:style-name="P44"/>
      <text:p text:style-name="P45">in order to call a function function.name()</text:p>
      <text:p text:style-name="P45">typing function.name just by itself treats it as a variable</text:p>
      <text:p text:style-name="P45"><text:soft-page-break/></text:p>
      <text:p text:style-name="P45"/>
      <text:p text:style-name="P46">004: Flow control: conditionals</text:p>
      <text:p text:style-name="P47">options can be simple or ore elaborated</text:p>
      <text:p text:style-name="P47">if statements show what in sudo code looks like </text:p>
      <text:p text:style-name="P47">predicate followed by a consequent and if its not true then you can give an alternative</text:p>
      <text:p text:style-name="P47">code must be indented (can use tabs or spaces)</text:p>
      <text:p text:style-name="P48">if there are no indentation then the program will not run</text:p>
      <text:p text:style-name="P49">with an if you have to have an else</text:p>
      <text:p text:style-name="P50"/>
      <text:p text:style-name="P50">can have a few elif to create more than just two paths</text:p>
      <text:p text:style-name="P50">if the first elif is true then it doesnt go through the others because a path was followed and will get to the same point after the which is after all the options.</text:p>
      <text:p text:style-name="P50">But if you use only if then it will go through all of them</text:p>
      <text:p text:style-name="P51">print (“the end”) just to know that you have finished everything</text:p>
      <text:p text:style-name="P51"/>
      <text:p text:style-name="P52">all the comparison operators go with the boolean variables</text:p>
      <text:p text:style-name="P53">can use operators for exp a in b for detecting whether a start codon ATG is in a sequence</text:p>
      <text:p text:style-name="P53">int(input(“”)) → means that in int there has to be a number that is going to be the input</text:p>
      <text:p text:style-name="P53">after if commands use : to not get an output yet</text:p>
      <text:p text:style-name="P53">example on logical operators slide: python doesnt even get to the part with x&lt;20 because it is after an if function and it got to conclusion so no more computing is necessary</text:p>
      <text:p text:style-name="P53"/>
      <text:p text:style-name="P53">number 1 is not equal to string 1</text:p>
      <text:p text:style-name="P54">there's usually no difference between how we type things and how python interprets it, but we must know which are integrals, variables etc.</text:p>
      <text:p text:style-name="P54"/>
      <text:p text:style-name="P55">do questions after every section</text:p>
      <text:p text:style-name="P55"/>
      <text:p text:style-name="P56">to get to git : <text:a xlink:type="simple" xlink:href="https://prezi.com/u-231z6gurxe/git-basis/">https://prezi.com/u-231z6gurxe/git-basis/</text:a></text:p>
      <text:p text:style-name="P56"/>
      <text:p text:style-name="P56"/>
      <text:p text:style-name="P56">18 March 2015</text:p>
      <text:p text:style-name="P56">leap year question <text:span text:style-name="T7">from previous section</text:span>: copy paste algorithm from wiki and then transform into python</text:p>
      <text:p text:style-name="P56">year = input (“enter a four digit year”)</text:p>
      <text:p text:style-name="P57">year = int(year)</text:p>
      <text:p text:style-name="P56">if <text:span text:style-name="T5">(</text:span>year%4 != 0<text:span text:style-name="T5">)</text:span>:</text:p>
      <text:p text:style-name="P56"><text:s text:c="5"/>print (year, “is a common year”)</text:p>
      <text:p text:style-name="P57">else:</text:p>
      <text:p text:style-name="P57"><text:s text:c="5"/>if (year%100 !=0):</text:p>
      <text:p text:style-name="P57"><text:s text:c="5"/>print (year, “is a leap year')</text:p>
      <text:p text:style-name="P57"><text:s text:c="5"/>else:</text:p>
      <text:p text:style-name="P57"><text:s text:c="10"/>if (year%400!=0):</text:p>
      <text:p text:style-name="P57"><text:s text:c="10"/>print (year, “is a common year”)</text:p>
      <text:p text:style-name="P57"><text:s text:c="10"/><text:span text:style-name="T6">else:</text:span></text:p>
      <text:p text:style-name="P57"><text:s text:c="15"/><text:span text:style-name="T6">print (year, “is a leap year”)</text:span></text:p>
      <text:p text:style-name="P57"/>
      <text:p text:style-name="P58">OR can use:</text:p>
      <text:p text:style-name="P58">year=int(input('enter a four digit year '))</text:p>
      <text:section text:style-name="Sect1" text:name="magicdomid19">
        <text:p text:style-name="Standard"><text:soft-page-break/>if (year%4==0 and year%100!=0) or (year%400==0):</text:p>
      </text:section>
      <text:section text:style-name="Sect1" text:name="magicdomid20">
        <text:p text:style-name="Standard">    print('leap year')</text:p>
      </text:section>
      <text:section text:style-name="Sect1" text:name="magicdomid21">
        <text:p text:style-name="Standard">else:</text:p>
      </text:section>
      <text:section text:style-name="Sect1" text:name="magicdomid22">
        <text:p text:style-name="Standard">    print('not a leap year')</text:p>
      </text:section>
      <text:p text:style-name="P58"/>
      <text:p text:style-name="P57"/>
      <text:p text:style-name="P58">remember with division use modulers because it makes things easier</text:p>
      <text:p text:style-name="P59">do things is different lines because then it will be easier to determine in which line an error is.</text:p>
      <text:p text:style-name="P59"/>
      <text:p text:style-name="P60">With question 11: have to test whether number is divisible by each of the numbers 1-10. will have about 10 ifs. Don't use elifs because it is exclusive to the previous if.</text:p>
      <text:p text:style-name="P60">Number 7: can use float but stick with integers</text:p>
      <text:p text:style-name="P60"/>
      <text:p text:style-name="P61">go line by line and piece by piece in order to determine how python will interpret you program.</text:p>
      <text:p text:style-name="P61">005: Flow control: Loops</text:p>
      <text:p text:style-name="P61">when creating a loop always take into account where you start, where you end and state changer. </text:p>
      <text:p text:style-name="P61">Only going to cover while, for and for each loops. </text:p>
      <text:p text:style-name="P61">While is used till a condition is reached or is proven false</text:p>
      <text:p text:style-name="P61">for is used when a certain amount is reached</text:p>
      <text:p text:style-name="P61">for each is used until the whole group or everything is gone or whatever</text:p>
      <text:p text:style-name="P61">have to tell python start, end and finish point</text:p>
      <text:p text:style-name="P61">predicate can be true or false</text:p>
      <text:p text:style-name="P62">draw a loop to be able to understand you you would want to do it</text:p>
      <text:p text:style-name="P62">control+c to stop a loop if it starts to be infinite</text:p>
      <text:p text:style-name="P63">use while loop if you dont know how many times you are going to repeat something</text:p>
      <text:p text:style-name="P63">for loop you use when you know you are going to use it a specific amount of times</text:p>
      <text:p text:style-name="P63"><draw:caption text:anchor-type="paragraph" draw:z-index="0" draw:style-name="gr1" svg:width="1.96cm" svg:height="3.41cm" svg:x="10.421cm" svg:y="0.289cm" draw:caption-point-x="-9.775cm" draw:caption-point-y="4.68cm"><text:p>Try to ignore break and continue because it can cause <text:s/>errors</text:p></draw:caption></text:p>
      <text:p text:style-name="P63">example</text:p>
      <text:p text:style-name="P63">status = 'GO'</text:p>
      <text:p text:style-name="P63">x = 10</text:p>
      <text:p text:style-name="P63">while status == 'GO'</text:p>
      <text:p text:style-name="P63"><text:s text:c="5"/>print ('inside the loop)</text:p>
      <text:p text:style-name="P63"><text:s text:c="5"/>x = x+1</text:p>
      <text:p text:style-name="P63"><text:s text:c="5"/>status = input('type 'GO' to continue asking')</text:p>
      <text:p text:style-name="P63">print ('outside the loop <text:span text:style-name="T8">and x is</text:span>', <text:span text:style-name="T8">x</text:span>)</text:p>
      <text:p text:style-name="P63"/>
      <text:p text:style-name="P64">break is used in order to be able to stop a loop after a certain condition has been met, else if condition has not been reached yet, then the loop will ignore the break and go straight over it.</text:p>
      <text:p text:style-name="P65">With the continue example, if you dont put the first count+1 then it causes the loop to be stuck at the Q.</text:p>
      <text:p text:style-name="P66">Exercises:</text:p>
      <text:p text:style-name="P66"><text:span text:style-name="T9">3</text:span>.</text:p>
      <text:p text:style-name="P66">&gt;&gt;&gt; text = "repeat"</text:p>
      <text:p text:style-name="P66">&gt;&gt;&gt; count = 1</text:p>
      <text:p text:style-name="P66">&gt;&gt;&gt; while count &lt;= 100:</text:p>
      <text:p text:style-name="P66">... <text:s text:c="3"/>print ("text")</text:p>
      <text:p text:style-name="P66">... <text:s text:c="3"/>count = count +1</text:p>
      <text:p text:style-name="P66"/>
      <text:p text:style-name="P67">4.</text:p>
      <text:p text:style-name="P67">&gt;&gt;&gt; text = "number"</text:p>
      <text:p text:style-name="P67"><text:soft-page-break/>&gt;&gt;&gt; count = 1</text:p>
      <text:p text:style-name="P67">&gt;&gt;&gt; while count &lt;= 10:</text:p>
      <text:p text:style-name="P67">... <text:s text:c="5"/>print (count)</text:p>
      <text:p text:style-name="P67">... <text:s text:c="5"/>count = count + 1</text:p>
      <text:p text:style-name="P67"/>
      <text:p text:style-name="P67">5.</text:p>
      <text:p text:style-name="P104">number = input("enter a number")</text:p>
      <text:p text:style-name="P105">count = 1</text:p>
      <text:p text:style-name="P105">number = int(number)</text:p>
      <text:p text:style-name="P105">while count &lt;= number:</text:p>
      <text:p text:style-name="P105">print (number)</text:p>
      <text:p text:style-name="P105">count = count + 1</text:p>
      <text:p text:style-name="P67"/>
      <text:p text:style-name="P67">6.</text:p>
      <text:p text:style-name="P67">Write a program that asks the user for a number and then prints the sum of numbers from 1 to the number they entered.</text:p>
      <text:p text:style-name="P74">Have to have total = I + total</text:p>
      <text:p text:style-name="P74">i=0</text:p>
      <text:p text:style-name="P74">b=int(input(“enter number”))</text:p>
      <text:p text:style-name="P74">total=0</text:p>
      <text:p text:style-name="P74">while i&lt;=b:</text:p>
      <text:p text:style-name="P74">total=i+total</text:p>
      <text:p text:style-name="P74">i=i+1</text:p>
      <text:p text:style-name="P74">print (total)</text:p>
      <text:p text:style-name="P74"/>
      <text:p text:style-name="P75">cant switch around the I and total because then the total will keep on adding things that was not the right I.</text:p>
      <text:p text:style-name="P76">We are assuming i&lt;b</text:p>
      <text:p text:style-name="P76">total starts counting at zero</text:p>
      <text:p text:style-name="P76">OR</text:p>
      <text:p text:style-name="P76">a = int....</text:p>
      <text:p text:style-name="P76">b= int....</text:p>
      <text:p text:style-name="P76">if a&gt;b:</text:p>
      <text:p text:style-name="P76">counter = b</text:p>
      <text:p text:style-name="P76">top = a</text:p>
      <text:p text:style-name="P76">if a&lt;b:</text:p>
      <text:p text:style-name="P76">counter = a</text:p>
      <text:p text:style-name="P76">counter = a</text:p>
      <text:p text:style-name="P76"/>
      <text:p text:style-name="P76">while counter&lt;=top:</text:p>
      <text:p text:style-name="P76">total = counter+total</text:p>
      <text:p text:style-name="P76">counter=counter+1</text:p>
      <text:p text:style-name="P76">print(total)</text:p>
      <text:p text:style-name="P67"/>
      <text:p text:style-name="P73">7.</text:p>
      <text:p text:style-name="P73">Write a program that asks the user for two numbers and then prints the sum of numbers from the lowest number entered to the highest number entered.</text:p>
      <text:p text:style-name="P75">i=int(input(“enter first number”)</text:p>
      <text:p text:style-name="P75">b=int(input(“enter second number”)</text:p>
      <text:p text:style-name="P75"><text:soft-page-break/>total = 0</text:p>
      <text:p text:style-name="P75">while i&lt;=b:</text:p>
      <text:p text:style-name="P75">total = tptal +i</text:p>
      <text:p text:style-name="P75">i=i+1</text:p>
      <text:p text:style-name="P75">print(total)</text:p>
      <text:p text:style-name="P73"/>
      <text:p text:style-name="P67"/>
      <text:p text:style-name="P68">8.</text:p>
      <text:p text:style-name="P68">&gt;&gt;&gt; nucleotide = input("Give nucleotide sequence")</text:p>
      <text:p text:style-name="P68">Give nucleotide sequenceATGATAGATAGACAGACAGATACGTCGA</text:p>
      <text:p text:style-name="P68">&gt;&gt;&gt; nucleotide = nucleotide.lower()</text:p>
      <text:p text:style-name="P68">&gt;&gt;&gt; nucleotide</text:p>
      <text:p text:style-name="P68">'atgatagatagacagacagatacgtcga'</text:p>
      <text:p text:style-name="P68">&gt;&gt;&gt; <text:span text:style-name="T10">python3 untitle4.py</text:span></text:p>
      <text:p text:style-name="P78">nucleotide = input("Enter a nucleotide sequence")</text:p>
      <text:p text:style-name="P78">counter = 0</text:p>
      <text:p text:style-name="P78">lowernucleotide = ""</text:p>
      <text:p text:style-name="P78">while counter &lt;= len(nucleotide):</text:p>
      <text:p text:style-name="P78"><text:s text:c="4"/>if nucleotide[counter] =='A':</text:p>
      <text:p text:style-name="P78"><text:s text:c="8"/>lowernucleotide = lowernucleotide + 'a'</text:p>
      <text:p text:style-name="P78"><text:s text:c="4"/>if nucleotide[counter] == 'T':</text:p>
      <text:p text:style-name="P78"><text:s text:c="8"/>lowernucleotide = lowernucleotide + 't'</text:p>
      <text:p text:style-name="P78"><text:s text:c="4"/>if nucleotide[counter] == 'G':</text:p>
      <text:p text:style-name="P78"><text:s text:c="8"/>lowernucleotide = lowernucleotide + 'g'</text:p>
      <text:p text:style-name="P78"><text:s text:c="4"/>if nucleotide[counter] == 'C':</text:p>
      <text:p text:style-name="P78"><text:s text:c="8"/>lowernucleotide = lowernucleotide + 'c'</text:p>
      <text:p text:style-name="P78"><text:s text:c="4"/>counter = counter + 1</text:p>
      <text:p text:style-name="P78"><text:s text:c="4"/></text:p>
      <text:p text:style-name="P78"><text:s text:c="4"/>print (lowernucleotide)</text:p>
      <text:p text:style-name="P68"/>
      <text:p text:style-name="P68">9.</text:p>
      <text:p text:style-name="P77">numbers = input("enter numbers")</text:p>
      <text:p text:style-name="P77">smallnumber = 100000000000</text:p>
      <text:p text:style-name="P77">while numbers != "":</text:p>
      <text:p text:style-name="P77"><text:s text:c="4"/>numbers = int(numbers)</text:p>
      <text:p text:style-name="P77"><text:s text:c="4"/>if smallnumber &gt; numbers:</text:p>
      <text:p text:style-name="P77"><text:s text:c="8"/>smallnumber = numbers</text:p>
      <text:p text:style-name="P77"><text:s text:c="8"/></text:p>
      <text:p text:style-name="P77"><text:s text:c="4"/>numbers = input("enter numbers")</text:p>
      <text:p text:style-name="P77"><text:s text:c="4"/></text:p>
      <text:p text:style-name="P77">print (smallnumber)</text:p>
      <text:p text:style-name="P71"/>
      <text:p text:style-name="P68"/>
      <text:p text:style-name="P68">10.</text:p>
      <text:p text:style-name="P79">numbers = input("enter numbers ")</text:p>
      <text:p text:style-name="P79">total = 0</text:p>
      <text:p text:style-name="P79">count = 0</text:p>
      <text:p text:style-name="P79">while numbers != "":</text:p>
      <text:p text:style-name="P79"><text:s text:c="4"/>numbers = int(numbers)</text:p>
      <text:p text:style-name="P79"><text:s text:c="4"/>total = total + numbers</text:p>
      <text:p text:style-name="P79"><text:soft-page-break/><text:s text:c="4"/>count = count + 1</text:p>
      <text:p text:style-name="P79"><text:s text:c="4"/></text:p>
      <text:p text:style-name="P79"><text:s text:c="4"/>numbers = input("enter numbers ")</text:p>
      <text:p text:style-name="P79"/>
      <text:p text:style-name="P79">average = (total/count)</text:p>
      <text:p text:style-name="P79"><text:s text:c="8"/></text:p>
      <text:p text:style-name="P79">print (average)</text:p>
      <text:p text:style-name="P69"/>
      <text:p text:style-name="P70">11.</text:p>
      <text:p text:style-name="P70">&gt;&gt;&gt; for x in range(1, 100):</text:p>
      <text:p text:style-name="P70">... <text:s text:c="5"/>print ''.join(str(x) for x in xrange(1, 111))</text:p>
      <text:p text:style-name="P70"><text:s text:c="2"/>File "&lt;stdin&gt;", line 2</text:p>
      <text:p text:style-name="P70"><text:s text:c="4"/>print ''.join(str(x) for x in xrange(1, 111))</text:p>
      <text:p text:style-name="P70"><text:s text:c="11"/>^</text:p>
      <text:p text:style-name="P70">SyntaxError: invalid syntax</text:p>
      <text:p text:style-name="P70"/>
      <text:p text:style-name="P70"/>
      <text:p text:style-name="P67"/>
      <text:p text:style-name="P72">14.</text:p>
      <text:p text:style-name="P72">maybe try do 14 in a one line input and not like this:</text:p>
      <text:p text:style-name="P72">&gt;&gt;&gt; phrase1 = input("enter phrase1")</text:p>
      <text:p text:style-name="P72">enter phrase1hello</text:p>
      <text:p text:style-name="P72">&gt;&gt;&gt; phrase2 = input("enter phrase2")</text:p>
      <text:p text:style-name="P72">enter phrase2computer</text:p>
      <text:p text:style-name="P72">&gt;&gt;&gt; letter = input("enter single letter")</text:p>
      <text:p text:style-name="P72">enter single letterr</text:p>
      <text:p text:style-name="P72">&gt;&gt;&gt; while df=='r':</text:p>
      <text:p text:style-name="P72">... <text:s text:c="5"/>print (phrase)</text:p>
      <text:p text:style-name="P72">... </text:p>
      <text:p text:style-name="P72">Traceback (most recent call last):</text:p>
      <text:p text:style-name="P72"><text:s text:c="2"/>File "&lt;stdin&gt;", line 1, in &lt;module&gt;</text:p>
      <text:p text:style-name="P72">NameError: name 'df' is not defined</text:p>
      <text:p text:style-name="P72">&gt;&gt;&gt; df=='r'</text:p>
      <text:p text:style-name="P72">Traceback (most recent call last):</text:p>
      <text:p text:style-name="P72"><text:s text:c="2"/>File "&lt;stdin&gt;", line 1, in &lt;module&gt;</text:p>
      <text:p text:style-name="P72">NameError: name </text:p>
      <text:p text:style-name="P60"/>
      <text:p text:style-name="P76">write on the site what you are doing so that you know which steps you follow. Work it out first before trying to code it</text:p>
      <text:p text:style-name="P76"/>
      <text:p text:style-name="P76"/>
      <text:p text:style-name="P76"/>
      <text:p text:style-name="P80">19 March 2015</text:p>
      <text:p text:style-name="P80">if you know you are going to repeat things a certain amount of times and you know where you start and stop then you can use a 'for loop'.</text:p>
      <text:p text:style-name="P80">Variables (counter) will show you in which step you will be</text:p>
      <text:p text:style-name="P80">what are you going to repeat various amounts of times? The consequent</text:p>
      <text:p text:style-name="P80">don't use the variable name that has a special meaning for python.</text:p>
      <text:p text:style-name="P80">Name the variables well so that you will know in future what you typed now even if the names are long.</text:p>
      <text:p text:style-name="P80"><text:soft-page-break/>I,j,k as variable then you know they used it as a counter.</text:p>
      <text:p text:style-name="P81">Again can have repetitions inside repetitions can repeat things several times.</text:p>
      <text:p text:style-name="P82">While can still be used if you don't know how many times user wants to repeat something and then a for loop to give something in a certain range</text:p>
      <text:p text:style-name="P82"/>
      <text:p text:style-name="P82">exp: give a nucleotide sequence and then use a while and for loop to be able to get the GC amount in the nucleotide</text:p>
      <text:p text:style-name="P83">continue is just a way to exit loop for just one step and then continue or repeat the loop with something else whereas breaks changes the whole idea.</text:p>
      <text:p text:style-name="P82"/>
      <text:p text:style-name="P84">Remember to keep committing things to git</text:p>
      <text:p text:style-name="P84"/>
      <text:p text:style-name="P85">can type in dir() in terminal in python3 if you want to determine which functions are available for certain things</text:p>
      <text:p text:style-name="P85"/>
      <text:p text:style-name="P86">git add * (this adds all the files to the repo)</text:p>
      <text:p text:style-name="P86"/>
      <text:p text:style-name="P87">get things from gustavo github account: </text:p>
      <text:p text:style-name="P87">git clone <text:a xlink:type="simple" xlink:href="https://github.com/4ndr01d3/python2015.git">https://github.com/4ndr01d3/python2015.git</text:a> (inot a specific directory)</text:p>
      <text:p text:style-name="P87">git pull <text:span text:style-name="T12">(to just make sure you are up to date)</text:span></text:p>
      <text:p text:style-name="P87"/>
      <text:p text:style-name="P87"/>
      <text:p text:style-name="P87"/>
      <text:p text:style-name="P88">20 March 2015</text:p>
      <text:p text:style-name="P88">006: Lists</text:p>
      <text:p text:style-name="P89">structure to organise the data you have collected for example multiple sequences</text:p>
      <text:p text:style-name="P90">only going deal with lists, tuples and dictionaries</text:p>
      <text:p text:style-name="P91">can be used to align values</text:p>
      <text:p text:style-name="P91">organising data in a certain way to be easy accessible</text:p>
      <text:p text:style-name="P91">order is vital when working on a list because the data will have a specific space into other things can be placed.</text:p>
      <text:p text:style-name="P91">Can have repeats in list even with the same values</text:p>
      <text:p text:style-name="P92">can have a list of lists</text:p>
      <text:p text:style-name="P92">can create a list that is empty with the same reason as using an empty string to be able to copy things to that empty list</text:p>
      <text:p text:style-name="P92">len() can still be used but now it just tells me how many items I have in my list</text:p>
      <text:p text:style-name="P92">you can have a mixed list meaning that not all the things have to be the same type of data.</text:p>
      <text:p text:style-name="P92">A string can help to understand the concept of a list</text:p>
      <text:p text:style-name="P92">a string is like a list of different characters</text:p>
      <text:p text:style-name="P92">can get information out of list the same way as out of a string by using the position function [].</text:p>
      <text:p text:style-name="P92">mixed[2][0] means to give the information from position 2 in the list and then give me the information on position 0 of that data.</text:p>
      <text:p text:style-name="P93">Always keep in mind how python is working and executing the functions then you can know what new functions mean.</text:p>
      <text:p text:style-name="P93"/>
      <text:p text:style-name="P93">No for each function in python because the for function can work in this way by just adding an in part to show in which range or in which variables</text:p>
      <text:p text:style-name="P93">dont have to initiate the variable that you put in the element place with a for in loop.</text:p>
      <text:p text:style-name="P93">The variable remains in the for loop until you tell it to stop.</text:p>
      <text:p text:style-name="P93">Python doesn't support a counting based for loop but the range function with the for loop actually <text:soft-page-break/>created a list for which python can go item by item.</text:p>
      <text:p text:style-name="P93">In python3 you cant just say range(1,5) and then all the elements out, but now we have to say list(range(1,5)) to get all the elements.</text:p>
      <text:p text:style-name="P93">When you just say range(1,5) then it just creates memory space for the range but not assigning it yet.</text:p>
      <text:p text:style-name="P93">If function can be used as a filter function in order to only get certain elements out of the function.</text:p>
      <text:p text:style-name="P94">Read the parts of python part for part in order be be able to understand the whole thing. Look <text:span text:style-name="T13">at</text:span> the example of colours on slide 14.</text:p>
      <text:p text:style-name="P94"/>
      <text:p text:style-name="P95">else in loop like on slide 15 is used to be able to stop the loop</text:p>
      <text:p text:style-name="P95">dont have to use an else in a loop if it is not necessary</text:p>
      <text:p text:style-name="P95"/>
      <text:p text:style-name="P95"/>
      <text:p text:style-name="P96">23 March 2015</text:p>
      <text:p text:style-name="P96">debugging is only a tool and it will tell you what is wrong but you have to still figure out what is wrong</text:p>
      <text:p text:style-name="P97">look at results to know what is the problem in the code</text:p>
      <text:p text:style-name="P98">the sum() function only works with lists</text:p>
      <text:p text:style-name="P98">so don't use with normal strings</text:p>
      <text:p text:style-name="P99">programming is based on very simple calculations and then you can calculate the things that are important in <text:s/>order to get steps to eventually get the solution.</text:p>
      <text:p text:style-name="P99"/>
      <text:p text:style-name="P99">Now back to lists:</text:p>
      <text:p text:style-name="P100">a*i the star only causes the repetition of a specific list. The whole list gets replicated.</text:p>
      <text:p text:style-name="P101">Can also get specific things by using the [] to give a specific position</text:p>
      <text:p text:style-name="P101"/>
      <text:p text:style-name="P101">list uses everything in [] and not in ().</text:p>
      <text:p text:style-name="P101">() is a string</text:p>
      <text:p text:style-name="P101">[] is a list unless you want to get the position of a specific elements</text:p>
      <text:p text:style-name="P101">lists can only be equal to each other if they have the same amount of elements and the elements in both lists being compared are the sam<text:span text:style-name="T14">e</text:span></text:p>
      <text:p text:style-name="P102">can ask if something is in a list: dna = [“ata”, “tga”....]</text:p>
      <text:p text:style-name="P102">then ask “atg” in dna = </text:p>
      <text:p text:style-name="P102">false cause nothing in list that matches to what you are looking for</text:p>
      <text:p text:style-name="P102"/>
      <text:p text:style-name="P102">list must be seen as a higher data structure in order to structure and store information</text:p>
      <text:p text:style-name="P102">on slide 21, a is not b because they take up two separate parts of the memory, but they are == because the elements are the same</text:p>
      <text:p text:style-name="P102">with the second example both a and b show to the same part in the memory</text:p>
      <text:p text:style-name="P103">with this is important to be careful of changing the elements in the second list because then you will start to change the elements in the first list as well and that can through things off from what it should be.</text:p>
      <text:p text:style-name="P103">[:] creates a copy of a list so then if you change the second list then you will not change the first list.</text:p>
      <text:p text:style-name="P103">The way you copy is by writing b = a[:]</text:p>
      <text:p text:style-name="P10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page-number text:select-page="current">13</text:page-number></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09:10:58.952751457</meta:creation-date>
    <dc:date>2015-03-23T11:26:28.088125257</dc:date>
    <meta:editing-duration>P7DT2H9M9S</meta:editing-duration>
    <meta:editing-cycles>66</meta:editing-cycles>
    <meta:generator>LibreOffice/4.2.7.2$Linux_X86_64 LibreOffice_project/420m0$Build-2</meta:generator>
    <meta:document-statistic meta:table-count="0" meta:image-count="0" meta:object-count="0" meta:page-count="13" meta:paragraph-count="478" meta:word-count="4160" meta:character-count="22384" meta:non-whitespace-character-count="18346"/>
  </office:meta>
</office:document-meta>
</file>